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.log" table:style-name="ta1">
        <table:shapes>
          <draw:frame draw:z-index="0" draw:style-name="gr1" draw:text-style-name="P1" svg:width="159.99mm" svg:height="89.99mm" svg:x="77.43mm" svg:y="1mm">
            <loext:p draw:notify-on-update-of-ranges="'cameraslog_1.log'.A2:'cameraslog_1.log'.A1001 'cameraslog_1.log'.B1:'cameraslog_1.log'.B1 'cameraslog_1.log'.B2:'cameraslog_1.log'.B1001 'cameraslog_1.log'.A2:'cameraslog_1.log'.A1001 'cameraslog_1.log'.C1:'cameraslog_1.log'.C1 'cameraslog_1.log'.C2:'cameraslog_1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505018" calcext:value-type="float">
            <text:p>20,5050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105312" calcext:value-type="float">
            <text:p>20,1053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313442" calcext:value-type="float">
            <text:p>20,3134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33779" calcext:value-type="float">
            <text:p>19,4337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969451" calcext:value-type="float">
            <text:p>19,969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01265" calcext:value-type="float">
            <text:p>20,4012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617296" calcext:value-type="float">
            <text:p>20,617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194096" calcext:value-type="float">
            <text:p>19,1940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37809" calcext:value-type="float">
            <text:p>19,37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69808" calcext:value-type="float">
            <text:p>19,698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69808" calcext:value-type="float">
            <text:p>19,698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418272" calcext:value-type="float">
            <text:p>19,4182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818231" calcext:value-type="float">
            <text:p>19,818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01069" calcext:value-type="float">
            <text:p>19,010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691294" calcext:value-type="float">
            <text:p>18,6912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122577" calcext:value-type="float">
            <text:p>19,1225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074688" calcext:value-type="float">
            <text:p>19,0746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826798" calcext:value-type="float">
            <text:p>18,8267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218931" calcext:value-type="float">
            <text:p>19,2189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75114" calcext:value-type="float">
            <text:p>19,0751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46704" calcext:value-type="float">
            <text:p>19,467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523396" calcext:value-type="float">
            <text:p>18,5233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523396" calcext:value-type="float">
            <text:p>18,5233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523396" calcext:value-type="float">
            <text:p>18,5233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915391" calcext:value-type="float">
            <text:p>18,9153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147782" calcext:value-type="float">
            <text:p>18,1477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179727" calcext:value-type="float">
            <text:p>18,1797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.179727" calcext:value-type="float">
            <text:p>18,1797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.49155" calcext:value-type="float">
            <text:p>18,491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95587" calcext:value-type="float">
            <text:p>17,955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.795482" calcext:value-type="float">
            <text:p>18,7954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667697" calcext:value-type="float">
            <text:p>18,6676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.667697" calcext:value-type="float">
            <text:p>18,6676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435871" calcext:value-type="float">
            <text:p>18,4358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.243538" calcext:value-type="float">
            <text:p>19,2435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.627971" calcext:value-type="float">
            <text:p>18,6279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.155856" calcext:value-type="float">
            <text:p>19,1558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.283941" calcext:value-type="float">
            <text:p>19,2839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.283941" calcext:value-type="float">
            <text:p>19,2839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283941" calcext:value-type="float">
            <text:p>19,2839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.57999" calcext:value-type="float">
            <text:p>19,579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.268188" calcext:value-type="float">
            <text:p>19,26818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.276232" calcext:value-type="float">
            <text:p>19,2762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.26031" calcext:value-type="float">
            <text:p>19,260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49216" calcext:value-type="float">
            <text:p>19,492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.979985" calcext:value-type="float">
            <text:p>19,9799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.74801" calcext:value-type="float">
            <text:p>19,748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.523961" calcext:value-type="float">
            <text:p>19,5239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.020172" calcext:value-type="float">
            <text:p>19,0201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724174" calcext:value-type="float">
            <text:p>18,7241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700949" calcext:value-type="float">
            <text:p>17,7009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765678" calcext:value-type="float">
            <text:p>15,7656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765678" calcext:value-type="float">
            <text:p>15,7656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82174" calcext:value-type="float">
            <text:p>15,82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94972" calcext:value-type="float">
            <text:p>15,949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94972" calcext:value-type="float">
            <text:p>15,949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94972" calcext:value-type="float">
            <text:p>15,949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014009" calcext:value-type="float">
            <text:p>16,0140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.11791" calcext:value-type="float">
            <text:p>16,117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11791" calcext:value-type="float">
            <text:p>16,117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869925" calcext:value-type="float">
            <text:p>15,8699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869925" calcext:value-type="float">
            <text:p>15,8699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989974" calcext:value-type="float">
            <text:p>15,9899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989872" calcext:value-type="float">
            <text:p>15,9898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.205848" calcext:value-type="float">
            <text:p>16,2058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.373824" calcext:value-type="float">
            <text:p>16,3738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.966061" calcext:value-type="float">
            <text:p>15,9660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966061" calcext:value-type="float">
            <text:p>15,9660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.438026" calcext:value-type="float">
            <text:p>16,4380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.438026" calcext:value-type="float">
            <text:p>16,4380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.862252" calcext:value-type="float">
            <text:p>15,8622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862252" calcext:value-type="float">
            <text:p>15,8622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862252" calcext:value-type="float">
            <text:p>15,8622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950293" calcext:value-type="float">
            <text:p>15,9502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926371" calcext:value-type="float">
            <text:p>15,9263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926371" calcext:value-type="float">
            <text:p>15,9263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.062305" calcext:value-type="float">
            <text:p>16,06230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.350254" calcext:value-type="float">
            <text:p>16,3502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350254" calcext:value-type="float">
            <text:p>16,3502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350254" calcext:value-type="float">
            <text:p>16,3502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94288" calcext:value-type="float">
            <text:p>16,2942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294288" calcext:value-type="float">
            <text:p>16,2942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294288" calcext:value-type="float">
            <text:p>16,2942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.902369" calcext:value-type="float">
            <text:p>15,9023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094302" calcext:value-type="float">
            <text:p>16,0943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.790328" calcext:value-type="float">
            <text:p>15,7903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.790328" calcext:value-type="float">
            <text:p>15,7903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.790328" calcext:value-type="float">
            <text:p>15,7903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.974342" calcext:value-type="float">
            <text:p>15,9743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078289" calcext:value-type="float">
            <text:p>16,078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.374188" calcext:value-type="float">
            <text:p>16,3741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070298" calcext:value-type="float">
            <text:p>16,0702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.006386" calcext:value-type="float">
            <text:p>16,00638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.006386" calcext:value-type="float">
            <text:p>16,00638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702855" calcext:value-type="float">
            <text:p>14,7028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702855" calcext:value-type="float">
            <text:p>14,7028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71093" calcext:value-type="float">
            <text:p>14,710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.806815" calcext:value-type="float">
            <text:p>14,8068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758901" calcext:value-type="float">
            <text:p>14,7589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463005" calcext:value-type="float">
            <text:p>14,4630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.359125" calcext:value-type="float">
            <text:p>14,3591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774799" calcext:value-type="float">
            <text:p>14,77479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774799" calcext:value-type="float">
            <text:p>14,77479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582778" calcext:value-type="float">
            <text:p>14,58277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678605" calcext:value-type="float">
            <text:p>14,6786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.414577" calcext:value-type="float">
            <text:p>14,4145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.430636" calcext:value-type="float">
            <text:p>14,4306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.246704" calcext:value-type="float">
            <text:p>14,2467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246704" calcext:value-type="float">
            <text:p>14,2467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246704" calcext:value-type="float">
            <text:p>14,2467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934831" calcext:value-type="float">
            <text:p>13,9348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934831" calcext:value-type="float">
            <text:p>13,9348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.118838" calcext:value-type="float">
            <text:p>14,1188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.118838" calcext:value-type="float">
            <text:p>14,1188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.118838" calcext:value-type="float">
            <text:p>14,1188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.031207" calcext:value-type="float">
            <text:p>14,0312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031207" calcext:value-type="float">
            <text:p>14,0312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679307" calcext:value-type="float">
            <text:p>13,6793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367406" calcext:value-type="float">
            <text:p>13,3674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367406" calcext:value-type="float">
            <text:p>13,3674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255388" calcext:value-type="float">
            <text:p>13,25538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29512" calcext:value-type="float">
            <text:p>13,295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279173" calcext:value-type="float">
            <text:p>13,2791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279173" calcext:value-type="float">
            <text:p>13,2791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183159" calcext:value-type="float">
            <text:p>13,1831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527041" calcext:value-type="float">
            <text:p>13,5270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127074" calcext:value-type="float">
            <text:p>13,12707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127074" calcext:value-type="float">
            <text:p>13,12707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279136" calcext:value-type="float">
            <text:p>13,2791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82324" calcext:value-type="float">
            <text:p>12,823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775225" calcext:value-type="float">
            <text:p>12,7752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655351" calcext:value-type="float">
            <text:p>12,6553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655351" calcext:value-type="float">
            <text:p>12,6553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655351" calcext:value-type="float">
            <text:p>12,6553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655351" calcext:value-type="float">
            <text:p>12,6553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655351" calcext:value-type="float">
            <text:p>12,6553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655351" calcext:value-type="float">
            <text:p>12,6553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591261" calcext:value-type="float">
            <text:p>12,5912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623224" calcext:value-type="float">
            <text:p>12,6232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711233" calcext:value-type="float">
            <text:p>12,7112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839223" calcext:value-type="float">
            <text:p>12,8392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839223" calcext:value-type="float">
            <text:p>12,8392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615252" calcext:value-type="float">
            <text:p>12,6152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903198" calcext:value-type="float">
            <text:p>12,9031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535289" calcext:value-type="float">
            <text:p>12,535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535289" calcext:value-type="float">
            <text:p>12,535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535289" calcext:value-type="float">
            <text:p>12,535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535289" calcext:value-type="float">
            <text:p>12,535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535289" calcext:value-type="float">
            <text:p>12,535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535289" calcext:value-type="float">
            <text:p>12,535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535289" calcext:value-type="float">
            <text:p>12,535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535289" calcext:value-type="float">
            <text:p>12,5352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023059" calcext:value-type="float">
            <text:p>13,0230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76727" calcext:value-type="float">
            <text:p>12,767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76727" calcext:value-type="float">
            <text:p>12,767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030951" calcext:value-type="float">
            <text:p>13,0309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055058" calcext:value-type="float">
            <text:p>13,0550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.055058" calcext:value-type="float">
            <text:p>13,0550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535314" calcext:value-type="float">
            <text:p>12,5353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503392" calcext:value-type="float">
            <text:p>12,5033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423329" calcext:value-type="float">
            <text:p>12,42332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423329" calcext:value-type="float">
            <text:p>12,42332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479271" calcext:value-type="float">
            <text:p>12,4792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479271" calcext:value-type="float">
            <text:p>12,4792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.735315" calcext:value-type="float">
            <text:p>12,7353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735315" calcext:value-type="float">
            <text:p>12,7353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903367" calcext:value-type="float">
            <text:p>12,9033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903367" calcext:value-type="float">
            <text:p>12,9033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903367" calcext:value-type="float">
            <text:p>12,9033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959194" calcext:value-type="float">
            <text:p>12,9591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959194" calcext:value-type="float">
            <text:p>12,9591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959194" calcext:value-type="float">
            <text:p>12,9591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89526" calcext:value-type="float">
            <text:p>12,895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89526" calcext:value-type="float">
            <text:p>12,895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959147" calcext:value-type="float">
            <text:p>12,9591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551534" calcext:value-type="float">
            <text:p>12,5515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695476" calcext:value-type="float">
            <text:p>12,6954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623499" calcext:value-type="float">
            <text:p>12,62349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623499" calcext:value-type="float">
            <text:p>12,62349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415512" calcext:value-type="float">
            <text:p>12,41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415512" calcext:value-type="float">
            <text:p>12,41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415512" calcext:value-type="float">
            <text:p>12,41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415512" calcext:value-type="float">
            <text:p>12,41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415512" calcext:value-type="float">
            <text:p>12,41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415512" calcext:value-type="float">
            <text:p>12,4155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391437" calcext:value-type="float">
            <text:p>12,3914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391437" calcext:value-type="float">
            <text:p>12,3914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391437" calcext:value-type="float">
            <text:p>12,3914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391449" calcext:value-type="float">
            <text:p>12,3914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415438" calcext:value-type="float">
            <text:p>12,4154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.135472" calcext:value-type="float">
            <text:p>12,1354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135472" calcext:value-type="float">
            <text:p>12,1354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135472" calcext:value-type="float">
            <text:p>12,1354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11941" calcext:value-type="float">
            <text:p>12,119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063417" calcext:value-type="float">
            <text:p>12,0634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103474" calcext:value-type="float">
            <text:p>12,1034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103474" calcext:value-type="float">
            <text:p>12,1034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103474" calcext:value-type="float">
            <text:p>12,1034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103474" calcext:value-type="float">
            <text:p>12,1034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99944" calcext:value-type="float">
            <text:p>11,999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04743" calcext:value-type="float">
            <text:p>12,047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991454" calcext:value-type="float">
            <text:p>11,9914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991454" calcext:value-type="float">
            <text:p>11,9914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.119481" calcext:value-type="float">
            <text:p>12,1194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199438" calcext:value-type="float">
            <text:p>12,1994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199438" calcext:value-type="float">
            <text:p>12,1994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279489" calcext:value-type="float">
            <text:p>12,2794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.11924" calcext:value-type="float">
            <text:p>12,119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.175071" calcext:value-type="float">
            <text:p>12,1750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.175071" calcext:value-type="float">
            <text:p>12,1750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.175071" calcext:value-type="float">
            <text:p>12,1750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.175071" calcext:value-type="float">
            <text:p>12,1750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175071" calcext:value-type="float">
            <text:p>12,1750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135014" calcext:value-type="float">
            <text:p>12,1350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095084" calcext:value-type="float">
            <text:p>12,0950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095084" calcext:value-type="float">
            <text:p>12,0950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.095003" calcext:value-type="float">
            <text:p>12,095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054876" calcext:value-type="float">
            <text:p>12,0548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982996" calcext:value-type="float">
            <text:p>11,9829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982996" calcext:value-type="float">
            <text:p>11,9829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735059" calcext:value-type="float">
            <text:p>11,7350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735059" calcext:value-type="float">
            <text:p>11,7350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567267" calcext:value-type="float">
            <text:p>11,5672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567267" calcext:value-type="float">
            <text:p>11,5672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567267" calcext:value-type="float">
            <text:p>11,5672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327287" calcext:value-type="float">
            <text:p>11,3272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327287" calcext:value-type="float">
            <text:p>11,3272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327287" calcext:value-type="float">
            <text:p>11,3272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327287" calcext:value-type="float">
            <text:p>11,3272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327287" calcext:value-type="float">
            <text:p>11,3272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327287" calcext:value-type="float">
            <text:p>11,3272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319246" calcext:value-type="float">
            <text:p>11,3192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319246" calcext:value-type="float">
            <text:p>11,3192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319246" calcext:value-type="float">
            <text:p>11,3192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319246" calcext:value-type="float">
            <text:p>11,3192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319246" calcext:value-type="float">
            <text:p>11,3192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287238" calcext:value-type="float">
            <text:p>11,2872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287238" calcext:value-type="float">
            <text:p>11,2872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287238" calcext:value-type="float">
            <text:p>11,2872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32728" calcext:value-type="float">
            <text:p>11,3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32728" calcext:value-type="float">
            <text:p>11,3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32728" calcext:value-type="float">
            <text:p>11,3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32728" calcext:value-type="float">
            <text:p>11,3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32728" calcext:value-type="float">
            <text:p>11,3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32728" calcext:value-type="float">
            <text:p>11,3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32728" calcext:value-type="float">
            <text:p>11,3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32728" calcext:value-type="float">
            <text:p>11,3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447361" calcext:value-type="float">
            <text:p>11,4473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447361" calcext:value-type="float">
            <text:p>11,4473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447361" calcext:value-type="float">
            <text:p>11,4473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.447361" calcext:value-type="float">
            <text:p>11,4473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447415" calcext:value-type="float">
            <text:p>11,4474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447415" calcext:value-type="float">
            <text:p>11,4474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543407" calcext:value-type="float">
            <text:p>11,5434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543407" calcext:value-type="float">
            <text:p>11,5434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543407" calcext:value-type="float">
            <text:p>11,5434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543407" calcext:value-type="float">
            <text:p>11,5434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543407" calcext:value-type="float">
            <text:p>11,5434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543407" calcext:value-type="float">
            <text:p>11,5434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543407" calcext:value-type="float">
            <text:p>11,5434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551441" calcext:value-type="float">
            <text:p>11,5514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.551441" calcext:value-type="float">
            <text:p>11,5514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551441" calcext:value-type="float">
            <text:p>11,5514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.527297" calcext:value-type="float">
            <text:p>11,5272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.527297" calcext:value-type="float">
            <text:p>11,5272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.455232" calcext:value-type="float">
            <text:p>11,4552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.455232" calcext:value-type="float">
            <text:p>11,4552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.183282" calcext:value-type="float">
            <text:p>11,183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.103201" calcext:value-type="float">
            <text:p>11,1032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103201" calcext:value-type="float">
            <text:p>11,1032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103201" calcext:value-type="float">
            <text:p>11,1032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.103201" calcext:value-type="float">
            <text:p>11,1032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255249" calcext:value-type="float">
            <text:p>11,2552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.207236" calcext:value-type="float">
            <text:p>11,207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.151113" calcext:value-type="float">
            <text:p>11,1511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.151113" calcext:value-type="float">
            <text:p>11,1511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.151113" calcext:value-type="float">
            <text:p>11,1511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.039405" calcext:value-type="float">
            <text:p>11,0394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807431" calcext:value-type="float">
            <text:p>10,8074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.775545" calcext:value-type="float">
            <text:p>10,775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871425" calcext:value-type="float">
            <text:p>10,8714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847512" calcext:value-type="float">
            <text:p>10,8475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.751459" calcext:value-type="float">
            <text:p>10,7514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751459" calcext:value-type="float">
            <text:p>10,7514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63159" calcext:value-type="float">
            <text:p>10,631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567544" calcext:value-type="float">
            <text:p>10,5675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583483" calcext:value-type="float">
            <text:p>10,5834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671493" calcext:value-type="float">
            <text:p>10,6714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791545" calcext:value-type="float">
            <text:p>10,791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791545" calcext:value-type="float">
            <text:p>10,791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.791545" calcext:value-type="float">
            <text:p>10,791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791545" calcext:value-type="float">
            <text:p>10,791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.791545" calcext:value-type="float">
            <text:p>10,791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85557" calcext:value-type="float">
            <text:p>10,855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.85557" calcext:value-type="float">
            <text:p>10,855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85557" calcext:value-type="float">
            <text:p>10,855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.85557" calcext:value-type="float">
            <text:p>10,855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.85557" calcext:value-type="float">
            <text:p>10,855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655664" calcext:value-type="float">
            <text:p>10,6556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655664" calcext:value-type="float">
            <text:p>10,6556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.655664" calcext:value-type="float">
            <text:p>10,6556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62362" calcext:value-type="float">
            <text:p>10,623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62362" calcext:value-type="float">
            <text:p>10,623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727663" calcext:value-type="float">
            <text:p>10,7276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.727663" calcext:value-type="float">
            <text:p>10,7276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.70364" calcext:value-type="float">
            <text:p>10,703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.831685" calcext:value-type="float">
            <text:p>10,8316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831685" calcext:value-type="float">
            <text:p>10,8316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.831685" calcext:value-type="float">
            <text:p>10,8316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831685" calcext:value-type="float">
            <text:p>10,8316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.831685" calcext:value-type="float">
            <text:p>10,8316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.831685" calcext:value-type="float">
            <text:p>10,8316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703672" calcext:value-type="float">
            <text:p>10,7036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.703672" calcext:value-type="float">
            <text:p>10,7036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71173" calcext:value-type="float">
            <text:p>10,711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71173" calcext:value-type="float">
            <text:p>10,711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703638" calcext:value-type="float">
            <text:p>10,7036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.663753" calcext:value-type="float">
            <text:p>10,6637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663753" calcext:value-type="float">
            <text:p>10,6637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663753" calcext:value-type="float">
            <text:p>10,6637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.663753" calcext:value-type="float">
            <text:p>10,6637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.663753" calcext:value-type="float">
            <text:p>10,6637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.663753" calcext:value-type="float">
            <text:p>10,6637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.663753" calcext:value-type="float">
            <text:p>10,6637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.663651" calcext:value-type="float">
            <text:p>10,6636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.703723" calcext:value-type="float">
            <text:p>10,7037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.703723" calcext:value-type="float">
            <text:p>10,7037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.703723" calcext:value-type="float">
            <text:p>10,7037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.703723" calcext:value-type="float">
            <text:p>10,7037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.503735" calcext:value-type="float">
            <text:p>10,503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559733" calcext:value-type="float">
            <text:p>10,5597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.559733" calcext:value-type="float">
            <text:p>10,5597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487684" calcext:value-type="float">
            <text:p>10,4876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.487684" calcext:value-type="float">
            <text:p>10,4876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.391634" calcext:value-type="float">
            <text:p>10,3916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.391634" calcext:value-type="float">
            <text:p>10,3916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.391634" calcext:value-type="float">
            <text:p>10,3916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.391634" calcext:value-type="float">
            <text:p>10,3916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.391634" calcext:value-type="float">
            <text:p>10,3916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391634" calcext:value-type="float">
            <text:p>10,3916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295706" calcext:value-type="float">
            <text:p>10,2957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.4156" calcext:value-type="float">
            <text:p>10,41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.4156" calcext:value-type="float">
            <text:p>10,41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391707" calcext:value-type="float">
            <text:p>10,3917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415617" calcext:value-type="float">
            <text:p>10,4156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.415617" calcext:value-type="float">
            <text:p>10,4156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.415617" calcext:value-type="float">
            <text:p>10,4156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.415617" calcext:value-type="float">
            <text:p>10,4156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.09568" calcext:value-type="float">
            <text:p>10,095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.151725" calcext:value-type="float">
            <text:p>10,1517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279764" calcext:value-type="float">
            <text:p>10,279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.191707" calcext:value-type="float">
            <text:p>10,1917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191707" calcext:value-type="float">
            <text:p>10,1917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.191707" calcext:value-type="float">
            <text:p>10,1917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191707" calcext:value-type="float">
            <text:p>10,1917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191707" calcext:value-type="float">
            <text:p>10,1917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.191707" calcext:value-type="float">
            <text:p>10,1917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.119675" calcext:value-type="float">
            <text:p>10,1196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903671" calcext:value-type="float">
            <text:p>9,903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911612" calcext:value-type="float">
            <text:p>9,9116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79958" calcext:value-type="float">
            <text:p>9,799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799449" calcext:value-type="float">
            <text:p>9,7994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799449" calcext:value-type="float">
            <text:p>9,7994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799449" calcext:value-type="float">
            <text:p>9,7994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799449" calcext:value-type="float">
            <text:p>9,7994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799449" calcext:value-type="float">
            <text:p>9,7994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791482" calcext:value-type="float">
            <text:p>9,7914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791482" calcext:value-type="float">
            <text:p>9,7914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50353" calcext:value-type="float">
            <text:p>9,503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415535" calcext:value-type="float">
            <text:p>9,4155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415535" calcext:value-type="float">
            <text:p>9,4155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415535" calcext:value-type="float">
            <text:p>9,4155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415535" calcext:value-type="float">
            <text:p>9,4155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415535" calcext:value-type="float">
            <text:p>9,4155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311543" calcext:value-type="float">
            <text:p>9,3115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271543" calcext:value-type="float">
            <text:p>9,2715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271543" calcext:value-type="float">
            <text:p>9,2715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271543" calcext:value-type="float">
            <text:p>9,2715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271543" calcext:value-type="float">
            <text:p>9,2715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271543" calcext:value-type="float">
            <text:p>9,2715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271543" calcext:value-type="float">
            <text:p>9,2715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375584" calcext:value-type="float">
            <text:p>9,3755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375584" calcext:value-type="float">
            <text:p>9,3755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375584" calcext:value-type="float">
            <text:p>9,3755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375584" calcext:value-type="float">
            <text:p>9,3755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375584" calcext:value-type="float">
            <text:p>9,3755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375584" calcext:value-type="float">
            <text:p>9,3755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375584" calcext:value-type="float">
            <text:p>9,3755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279507" calcext:value-type="float">
            <text:p>9,2795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239535" calcext:value-type="float">
            <text:p>9,2395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239535" calcext:value-type="float">
            <text:p>9,2395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239535" calcext:value-type="float">
            <text:p>9,2395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239535" calcext:value-type="float">
            <text:p>9,2395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239535" calcext:value-type="float">
            <text:p>9,2395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239535" calcext:value-type="float">
            <text:p>9,2395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063472" calcext:value-type="float">
            <text:p>9,0634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159273" calcext:value-type="float">
            <text:p>9,1592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991347" calcext:value-type="float">
            <text:p>8,9913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991347" calcext:value-type="float">
            <text:p>8,9913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991347" calcext:value-type="float">
            <text:p>8,9913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823316" calcext:value-type="float">
            <text:p>8,8233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887398" calcext:value-type="float">
            <text:p>8,8873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887398" calcext:value-type="float">
            <text:p>8,8873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.887398" calcext:value-type="float">
            <text:p>8,8873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887398" calcext:value-type="float">
            <text:p>8,8873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887398" calcext:value-type="float">
            <text:p>8,8873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663397" calcext:value-type="float">
            <text:p>8,6633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663397" calcext:value-type="float">
            <text:p>8,6633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663397" calcext:value-type="float">
            <text:p>8,6633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663397" calcext:value-type="float">
            <text:p>8,6633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639361" calcext:value-type="float">
            <text:p>8,6393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567422" calcext:value-type="float">
            <text:p>8,5674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567352" calcext:value-type="float">
            <text:p>8,5673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223408" calcext:value-type="float">
            <text:p>8,2234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.18335" calcext:value-type="float">
            <text:p>8,183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039415" calcext:value-type="float">
            <text:p>8,0394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007481" calcext:value-type="float">
            <text:p>8,0074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007481" calcext:value-type="float">
            <text:p>8,0074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.007481" calcext:value-type="float">
            <text:p>8,0074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007481" calcext:value-type="float">
            <text:p>8,0074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.007481" calcext:value-type="float">
            <text:p>8,0074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871479" calcext:value-type="float">
            <text:p>7,871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887433" calcext:value-type="float">
            <text:p>7,8874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927419" calcext:value-type="float">
            <text:p>7,9274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903117" calcext:value-type="float">
            <text:p>7,9031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791555" calcext:value-type="float">
            <text:p>7,791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711463" calcext:value-type="float">
            <text:p>7,7114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711463" calcext:value-type="float">
            <text:p>7,7114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711603" calcext:value-type="float">
            <text:p>7,711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695748" calcext:value-type="float">
            <text:p>7,695748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6:03.29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6:25.978000000</dc:date>
    <meta:editing-duration>PT1M27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1.log'.A2:'cameraslog_1.log'.C1001 'cameraslog_1.log'.B1:'cameraslog_1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1.log'.B2:'cameraslog_1.log'.B1001" chart:label-cell-address="'cameraslog_1.log'.B1:'cameraslog_1.log'.B1" chart:class="chart:scatter">
            <chart:domain table:cell-range-address="'cameraslog_1.log'.A2:'cameraslog_1.log'.A1001"/>
            <chart:data-point chart:repeated="1000"/>
          </chart:series>
          <chart:series chart:style-name="ch8" chart:values-cell-range-address="'cameraslog_1.log'.C2:'cameraslog_1.log'.C1001" chart:label-cell-address="'cameraslog_1.log'.C1:'cameraslog_1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1.log'.B1:'cameraslog_1.log'.B1</svg:desc>
                </draw:g>
              </table:table-cell>
              <table:table-cell office:value-type="string">
                <text:p>number of cameras</text:p>
                <draw:g>
                  <svg:desc>'cameraslog_1.log'.C1:'cameras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1.log'.A2:'cameraslog_1.log'.A1001</svg:desc>
                </draw:g>
              </table:table-cell>
              <table:table-cell office:value-type="float" office:value="20.505018">
                <text:p>20.505018</text:p>
                <draw:g>
                  <svg:desc>'cameraslog_1.log'.B2:'cameraslog_1.log'.B1001</svg:desc>
                </draw:g>
              </table:table-cell>
              <table:table-cell office:value-type="float" office:value="23">
                <text:p>23</text:p>
                <draw:g>
                  <svg:desc>'cameraslog_1.log'.C2:'cameraslog_1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105312">
                <text:p>20.1053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.313442">
                <text:p>20.313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33779">
                <text:p>19.4337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969451">
                <text:p>19.969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401265">
                <text:p>20.4012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.617296">
                <text:p>20.6172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194096">
                <text:p>19.1940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37809">
                <text:p>19.37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.69808">
                <text:p>19.698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.69808">
                <text:p>19.698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.418272">
                <text:p>19.4182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.818231">
                <text:p>19.8182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.01069">
                <text:p>19.010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.691294">
                <text:p>18.6912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.122577">
                <text:p>19.1225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.074688">
                <text:p>19.0746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.826798">
                <text:p>18.8267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218931">
                <text:p>19.2189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075114">
                <text:p>19.075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.46704">
                <text:p>19.467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.523396">
                <text:p>18.5233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.523396">
                <text:p>18.5233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.523396">
                <text:p>18.5233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.915391">
                <text:p>18.9153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147782">
                <text:p>18.1477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.179727">
                <text:p>18.1797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179727">
                <text:p>18.1797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49155">
                <text:p>18.491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.95587">
                <text:p>17.955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.795482">
                <text:p>18.7954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.667697">
                <text:p>18.6676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.667697">
                <text:p>18.6676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.435871">
                <text:p>18.435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.243538">
                <text:p>19.2435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8.627971">
                <text:p>18.6279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9.155856">
                <text:p>19.1558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.283941">
                <text:p>19.2839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.283941">
                <text:p>19.2839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.283941">
                <text:p>19.2839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.57999">
                <text:p>19.579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.268188">
                <text:p>19.2681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.276232">
                <text:p>19.2762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.26031">
                <text:p>19.260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49216">
                <text:p>19.492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.979985">
                <text:p>19.9799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74801">
                <text:p>19.748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.523961">
                <text:p>19.52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.020172">
                <text:p>19.0201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.724174">
                <text:p>18.724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7.700949">
                <text:p>17.7009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765678">
                <text:p>15.7656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765678">
                <text:p>15.7656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.82174">
                <text:p>15.82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94972">
                <text:p>15.949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94972">
                <text:p>15.949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.94972">
                <text:p>15.949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.014009">
                <text:p>16.014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6.11791">
                <text:p>16.117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.11791">
                <text:p>16.117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.869925">
                <text:p>15.8699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5.869925">
                <text:p>15.8699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5.989974">
                <text:p>15.9899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.989872">
                <text:p>15.9898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.205848">
                <text:p>16.2058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6.373824">
                <text:p>16.3738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5.966061">
                <text:p>15.9660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5.966061">
                <text:p>15.9660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.438026">
                <text:p>16.4380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.438026">
                <text:p>16.4380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862252">
                <text:p>15.8622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862252">
                <text:p>15.8622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.862252">
                <text:p>15.8622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.950293">
                <text:p>15.9502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5.926371">
                <text:p>15.9263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5.926371">
                <text:p>15.9263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.062305">
                <text:p>16.0623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.350254">
                <text:p>16.3502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.350254">
                <text:p>16.3502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.350254">
                <text:p>16.3502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6.294288">
                <text:p>16.2942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6.294288">
                <text:p>16.2942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6.294288">
                <text:p>16.2942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5.902369">
                <text:p>15.9023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6.094302">
                <text:p>16.0943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5.790328">
                <text:p>15.7903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5.790328">
                <text:p>15.7903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5.790328">
                <text:p>15.7903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5.974342">
                <text:p>15.974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6.078289">
                <text:p>16.078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6.374188">
                <text:p>16.374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6.070298">
                <text:p>16.0702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6.006386">
                <text:p>16.0063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6.006386">
                <text:p>16.0063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.702855">
                <text:p>14.7028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.702855">
                <text:p>14.7028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.71093">
                <text:p>14.710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.806815">
                <text:p>14.8068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.758901">
                <text:p>14.7589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.463005">
                <text:p>14.463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.359125">
                <text:p>14.3591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.774799">
                <text:p>14.7747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.774799">
                <text:p>14.7747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.582778">
                <text:p>14.5827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4.678605">
                <text:p>14.6786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4.414577">
                <text:p>14.414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4.430636">
                <text:p>14.4306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.246704">
                <text:p>14.2467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.246704">
                <text:p>14.2467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.246704">
                <text:p>14.2467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934831">
                <text:p>13.9348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934831">
                <text:p>13.9348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4.118838">
                <text:p>14.1188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4.118838">
                <text:p>14.1188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4.118838">
                <text:p>14.1188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.031207">
                <text:p>14.0312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4.031207">
                <text:p>14.0312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679307">
                <text:p>13.6793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367406">
                <text:p>13.3674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367406">
                <text:p>13.3674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255388">
                <text:p>13.2553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29512">
                <text:p>13.295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279173">
                <text:p>13.2791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279173">
                <text:p>13.2791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183159">
                <text:p>13.1831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527041">
                <text:p>13.5270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.127074">
                <text:p>13.1270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.127074">
                <text:p>13.1270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279136">
                <text:p>13.2791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.82324">
                <text:p>12.823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775225">
                <text:p>12.7752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.655351">
                <text:p>12.6553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655351">
                <text:p>12.6553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.655351">
                <text:p>12.6553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.655351">
                <text:p>12.6553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.655351">
                <text:p>12.6553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.655351">
                <text:p>12.6553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.591261">
                <text:p>12.5912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623224">
                <text:p>12.6232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711233">
                <text:p>12.7112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839223">
                <text:p>12.8392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839223">
                <text:p>12.8392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615252">
                <text:p>12.6152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903198">
                <text:p>12.9031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535289">
                <text:p>12.535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535289">
                <text:p>12.535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535289">
                <text:p>12.535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535289">
                <text:p>12.535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535289">
                <text:p>12.535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.535289">
                <text:p>12.535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.535289">
                <text:p>12.535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.535289">
                <text:p>12.5352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.023059">
                <text:p>13.0230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.76727">
                <text:p>12.767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76727">
                <text:p>12.767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.030951">
                <text:p>13.0309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.055058">
                <text:p>13.0550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3.055058">
                <text:p>13.0550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.535314">
                <text:p>12.5353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.503392">
                <text:p>12.5033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423329">
                <text:p>12.4233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.423329">
                <text:p>12.4233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.479271">
                <text:p>12.4792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.479271">
                <text:p>12.4792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.735315">
                <text:p>12.735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.735315">
                <text:p>12.735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.903367">
                <text:p>12.9033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.903367">
                <text:p>12.9033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.903367">
                <text:p>12.9033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959194">
                <text:p>12.9591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.959194">
                <text:p>12.9591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.959194">
                <text:p>12.9591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.89526">
                <text:p>12.895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.89526">
                <text:p>12.895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959147">
                <text:p>12.9591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.551534">
                <text:p>12.5515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.695476">
                <text:p>12.6954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.623499">
                <text:p>12.6234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.623499">
                <text:p>12.6234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415512">
                <text:p>12.41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.415512">
                <text:p>12.41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.415512">
                <text:p>12.41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.415512">
                <text:p>12.41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.415512">
                <text:p>12.41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.415512">
                <text:p>12.4155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2.391437">
                <text:p>12.3914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.391437">
                <text:p>12.3914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2.391437">
                <text:p>12.3914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2.391449">
                <text:p>12.3914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2.415438">
                <text:p>12.4154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2.135472">
                <text:p>12.1354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2.135472">
                <text:p>12.1354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2.135472">
                <text:p>12.1354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.11941">
                <text:p>12.119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2.063417">
                <text:p>12.0634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2.103474">
                <text:p>12.1034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2.103474">
                <text:p>12.1034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2.103474">
                <text:p>12.1034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2.103474">
                <text:p>12.1034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.99944">
                <text:p>11.999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.04743">
                <text:p>12.047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.991454">
                <text:p>11.9914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.991454">
                <text:p>11.9914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.119481">
                <text:p>12.1194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.199438">
                <text:p>12.1994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.199438">
                <text:p>12.1994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.279489">
                <text:p>12.2794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2.11924">
                <text:p>12.119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2.175071">
                <text:p>12.1750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2.175071">
                <text:p>12.1750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2.175071">
                <text:p>12.1750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2.175071">
                <text:p>12.1750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2.175071">
                <text:p>12.1750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2.135014">
                <text:p>12.1350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2.095084">
                <text:p>12.0950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2.095084">
                <text:p>12.0950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2.095003">
                <text:p>12.0950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2.054876">
                <text:p>12.0548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.982996">
                <text:p>11.9829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982996">
                <text:p>11.9829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.735059">
                <text:p>11.7350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.735059">
                <text:p>11.7350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1.567267">
                <text:p>11.5672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.567267">
                <text:p>11.5672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.567267">
                <text:p>11.5672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.327287">
                <text:p>11.327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.327287">
                <text:p>11.327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.327287">
                <text:p>11.327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.327287">
                <text:p>11.327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1.327287">
                <text:p>11.327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.327287">
                <text:p>11.327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.319246">
                <text:p>11.3192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.319246">
                <text:p>11.3192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.319246">
                <text:p>11.3192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.319246">
                <text:p>11.3192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.319246">
                <text:p>11.3192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.287238">
                <text:p>11.287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1.287238">
                <text:p>11.287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1.287238">
                <text:p>11.287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.32728">
                <text:p>11.32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.32728">
                <text:p>11.32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1.32728">
                <text:p>11.32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1.32728">
                <text:p>11.32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.32728">
                <text:p>11.32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.32728">
                <text:p>11.32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.32728">
                <text:p>11.32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1.32728">
                <text:p>11.32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1.447361">
                <text:p>11.4473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1.447361">
                <text:p>11.4473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.447361">
                <text:p>11.4473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1.447361">
                <text:p>11.4473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1.447415">
                <text:p>11.4474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1.447415">
                <text:p>11.4474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1.543407">
                <text:p>11.543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1.543407">
                <text:p>11.543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1.543407">
                <text:p>11.543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1.543407">
                <text:p>11.543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1.543407">
                <text:p>11.543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1.543407">
                <text:p>11.543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.543407">
                <text:p>11.5434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.551441">
                <text:p>11.5514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1.551441">
                <text:p>11.5514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.551441">
                <text:p>11.5514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.527297">
                <text:p>11.5272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.527297">
                <text:p>11.5272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.455232">
                <text:p>11.4552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.455232">
                <text:p>11.4552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1.183282">
                <text:p>11.1832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1.103201">
                <text:p>11.103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.103201">
                <text:p>11.103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1.103201">
                <text:p>11.103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1.103201">
                <text:p>11.103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1.255249">
                <text:p>11.2552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.207236">
                <text:p>11.207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1.151113">
                <text:p>11.1511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1.151113">
                <text:p>11.1511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1.151113">
                <text:p>11.1511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.039405">
                <text:p>11.0394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.807431">
                <text:p>10.8074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775545">
                <text:p>10.775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.871425">
                <text:p>10.8714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847512">
                <text:p>10.8475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.751459">
                <text:p>10.7514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751459">
                <text:p>10.7514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.63159">
                <text:p>10.63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.567544">
                <text:p>10.5675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.583483">
                <text:p>10.5834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.671493">
                <text:p>10.6714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.791545">
                <text:p>10.791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.791545">
                <text:p>10.791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.791545">
                <text:p>10.791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.791545">
                <text:p>10.791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.791545">
                <text:p>10.791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.85557">
                <text:p>10.855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0.85557">
                <text:p>10.855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.85557">
                <text:p>10.855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.85557">
                <text:p>10.855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.85557">
                <text:p>10.855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.655664">
                <text:p>10.6556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.655664">
                <text:p>10.6556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0.655664">
                <text:p>10.6556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.62362">
                <text:p>10.62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.62362">
                <text:p>10.62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.727663">
                <text:p>10.7276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.727663">
                <text:p>10.7276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0.70364">
                <text:p>10.70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.831685">
                <text:p>10.8316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.831685">
                <text:p>10.8316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.831685">
                <text:p>10.8316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.831685">
                <text:p>10.8316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.831685">
                <text:p>10.8316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.831685">
                <text:p>10.8316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.703672">
                <text:p>10.7036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.703672">
                <text:p>10.7036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.71173">
                <text:p>10.711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.71173">
                <text:p>10.711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.703638">
                <text:p>10.7036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.663753">
                <text:p>10.6637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.663753">
                <text:p>10.6637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.663753">
                <text:p>10.6637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.663753">
                <text:p>10.6637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.663753">
                <text:p>10.6637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.663753">
                <text:p>10.6637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0.663753">
                <text:p>10.6637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.663651">
                <text:p>10.6636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.703723">
                <text:p>10.7037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0.703723">
                <text:p>10.7037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0.703723">
                <text:p>10.7037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.703723">
                <text:p>10.7037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0.503735">
                <text:p>10.503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.559733">
                <text:p>10.5597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0.559733">
                <text:p>10.5597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0.487684">
                <text:p>10.4876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.487684">
                <text:p>10.4876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.391634">
                <text:p>10.391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0.391634">
                <text:p>10.391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.391634">
                <text:p>10.391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0.391634">
                <text:p>10.391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.391634">
                <text:p>10.391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.391634">
                <text:p>10.391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.295706">
                <text:p>10.2957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.4156">
                <text:p>10.41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.4156">
                <text:p>10.41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.391707">
                <text:p>10.3917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.415617">
                <text:p>10.4156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0.415617">
                <text:p>10.4156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.415617">
                <text:p>10.4156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0.415617">
                <text:p>10.4156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0.09568">
                <text:p>10.095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0.151725">
                <text:p>10.1517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.279764">
                <text:p>10.2797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.191707">
                <text:p>10.1917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.191707">
                <text:p>10.1917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.191707">
                <text:p>10.1917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.191707">
                <text:p>10.1917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0.191707">
                <text:p>10.1917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0.191707">
                <text:p>10.1917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0.119675">
                <text:p>10.1196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903671">
                <text:p>9.903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911612">
                <text:p>9.9116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79958">
                <text:p>9.79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799449">
                <text:p>9.7994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799449">
                <text:p>9.7994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799449">
                <text:p>9.7994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799449">
                <text:p>9.7994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799449">
                <text:p>9.7994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791482">
                <text:p>9.7914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791482">
                <text:p>9.7914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50353">
                <text:p>9.503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415535">
                <text:p>9.4155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415535">
                <text:p>9.4155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415535">
                <text:p>9.4155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415535">
                <text:p>9.4155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415535">
                <text:p>9.4155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311543">
                <text:p>9.3115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271543">
                <text:p>9.2715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271543">
                <text:p>9.2715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271543">
                <text:p>9.2715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271543">
                <text:p>9.2715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271543">
                <text:p>9.2715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271543">
                <text:p>9.2715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375584">
                <text:p>9.375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375584">
                <text:p>9.375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375584">
                <text:p>9.375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375584">
                <text:p>9.375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375584">
                <text:p>9.375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375584">
                <text:p>9.375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375584">
                <text:p>9.375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279507">
                <text:p>9.279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239535">
                <text:p>9.2395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239535">
                <text:p>9.2395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239535">
                <text:p>9.2395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239535">
                <text:p>9.2395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239535">
                <text:p>9.2395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239535">
                <text:p>9.2395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063472">
                <text:p>9.06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159273">
                <text:p>9.1592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.991347">
                <text:p>8.9913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8.991347">
                <text:p>8.9913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.991347">
                <text:p>8.9913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8.823316">
                <text:p>8.823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8.887398">
                <text:p>8.8873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.887398">
                <text:p>8.8873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.887398">
                <text:p>8.8873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.887398">
                <text:p>8.8873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.887398">
                <text:p>8.8873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8.663397">
                <text:p>8.6633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.663397">
                <text:p>8.6633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8.663397">
                <text:p>8.6633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8.663397">
                <text:p>8.6633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639361">
                <text:p>8.6393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567422">
                <text:p>8.5674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567352">
                <text:p>8.5673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.223408">
                <text:p>8.223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8.18335">
                <text:p>8.18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8.039415">
                <text:p>8.039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.007481">
                <text:p>8.007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8.007481">
                <text:p>8.007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8.007481">
                <text:p>8.007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.007481">
                <text:p>8.007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8.007481">
                <text:p>8.0074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871479">
                <text:p>7.871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887433">
                <text:p>7.8874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927419">
                <text:p>7.927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903117">
                <text:p>7.903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791555">
                <text:p>7.791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711463">
                <text:p>7.7114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711463">
                <text:p>7.7114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711603">
                <text:p>7.7116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695748">
                <text:p>7.695748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